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500000249262B5DBF026EF808.png" manifest:media-type="image/png"/>
  <manifest:file-entry manifest:full-path="Pictures/10000000000003F50000024986509FDF976CC2D2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536cm" svg:height="7.239cm" svg:x="-0.36cm" svg:y="0.8cm">
          <draw:image xlink:href="Pictures/10000000000003F50000024986509FDF976CC2D2.pdf" xlink:type="simple" xlink:show="embed" xlink:actuate="onLoad" loext:mime-type="application/pdf">
            <text:p/>
          </draw:image>
          <draw:image xlink:href="Pictures/10000000000003F500000249262B5DBF026EF808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3-06T20:03:27.685755225</meta:creation-date>
    <dc:date>2023-03-06T20:15:40.639537500</dc:date>
    <dc:creator>Collin </dc:creator>
    <meta:editing-duration>PT12M11S</meta:editing-duration>
    <meta:editing-cycles>5</meta:editing-cycles>
    <meta:generator>LibreOffice/6.4.7.2$Linux_X86_64 LibreOffice_project/40$Build-2</meta:generator>
    <meta:document-statistic meta:object-count="1"/>
  </office:meta>
</office:document-meta>
</file>